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1.90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2.542cm"/>
    </style:style>
    <style:style style:name="gr3" style:family="graphic" style:parent-style-name="standard">
      <style:graphic-properties draw:fill="none" draw:textarea-vertical-align="middle"/>
    </style:style>
    <style:style style:name="gr4" style:family="graphic" style:parent-style-name="objectwithoutfill">
      <style:graphic-properties draw:marker-end="Short_20_line_20_Arrow" draw:marker-end-width="0.3cm" draw:fill="none" draw:textarea-vertical-align="middle"/>
    </style:style>
    <style:style style:name="P1" style:family="paragraph">
      <style:text-properties fo:font-family="標楷體" style:font-family-generic="script" style:font-pitch="fixed" style:font-family-asian="標楷體" style:font-family-generic-asian="script" style:font-pitch-asian="fixe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標楷體" style:font-family-generic="script" style:font-pitch="fixed" fo:font-size="14pt" style:font-family-asian="標楷體" style:font-family-generic-asian="script" style:font-pitch-asian="fixed" style:font-size-asian="14pt" style:font-size-complex="14pt"/>
    </style:style>
    <style:style style:name="T1" style:family="text">
      <style:text-properties fo:font-family="標楷體" style:font-family-generic="script" style:font-pitch="fixed" style:font-family-asian="標楷體" style:font-family-generic-asian="script" style:font-pitch-asian="fixed"/>
    </style:style>
    <style:style style:name="T2" style:family="text">
      <style:text-properties fo:font-family="標楷體" style:font-family-generic="script" style:font-pitch="fixed" fo:font-size="14pt" style:font-family-asian="標楷體" style:font-family-generic-asian="script" style:font-pitch-asian="fixed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frame draw:style-name="gr1" draw:text-style-name="P1" draw:layer="layout" svg:width="2.407cm" svg:height="1.072cm" svg:x="8.993cm" svg:y="2.028cm">
          <draw:text-box>
            <text:p><text:span text:style-name="T1">流程圖</text:span></text:p>
          </draw:text-box>
        </draw:frame>
      </draw:page>
      <draw:page draw:name="page2" draw:style-name="dp1" draw:master-page-name="預設">
        <draw:frame draw:style-name="gr2" draw:text-style-name="P1" draw:layer="layout" svg:width="3.042cm" svg:height="1.072cm" svg:x="8.194cm" svg:y="2.028cm">
          <draw:text-box>
            <text:p><text:span text:style-name="T1">決策行為</text:span></text:p>
          </draw:text-box>
        </draw:frame>
        <draw:rect draw:style-name="gr3" draw:text-style-name="P3" draw:layer="layout" svg:width="3cm" svg:height="4cm" svg:x="6cm" svg:y="7cm">
          <text:p text:style-name="P2"><text:span text:style-name="T2">條件群</text:span></text:p>
        </draw:rect>
        <draw:rect draw:style-name="gr3" draw:text-style-name="P3" draw:layer="layout" svg:width="3cm" svg:height="4cm" svg:x="11cm" svg:y="7cm">
          <text:p text:style-name="P2"><text:span text:style-name="T2">行動群</text:span></text:p>
        </draw:rect>
        <draw:line draw:style-name="gr4" draw:text-style-name="P2" draw:layer="layout" svg:x1="9.5cm" svg:y1="9cm" svg:x2="10.6cm" svg:y2="9cm">
          <text:p/>
        </draw:line>
      </draw:page>
      <draw:page draw:name="page3" draw:style-name="dp1" draw:master-page-name="預設"/>
      <draw:page draw:name="page4" draw:style-name="dp1" draw:master-page-name="預設"/>
      <draw:page draw:name="page5" draw:style-name="dp1" draw:master-page-name="預設"/>
      <draw:page draw:name="page6" draw:style-name="dp1" draw:master-page-name="預設"/>
      <draw:page draw:name="page7" draw:style-name="dp1" draw:master-page-name="預設"/>
      <draw:page draw:name="page8" draw:style-name="dp1" draw:master-page-name="預設"/>
      <draw:page draw:name="page9" draw:style-name="dp1" draw:master-page-name="預設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icrosoft YaHei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峰澐 林</meta:initial-creator>
    <meta:creation-date>2022-03-14T15:50:34.33</meta:creation-date>
    <dc:date>2024-07-17T19:02:37.98</dc:date>
    <dc:creator>峰澐 林</dc:creator>
    <meta:editing-duration>PT6M54S</meta:editing-duration>
    <meta:editing-cycles>10</meta:editing-cycles>
    <meta:generator>OpenOffice/4.1.12$Win32 OpenOffice.org_project/4112m1$Build-9809</meta:generator>
    <meta:document-statistic meta:object-count="5"/>
  </office:meta>
</office:document-meta>
</file>